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912323" draw:opacity="65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65%"/>
    </style:style>
    <style:style style:name="gr2" style:family="graphic" style:parent-style-name="standard">
      <style:graphic-properties draw:stroke="solid" draw:stroke-dash="Dashed_20__28_var_29__20_8156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8157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8158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8159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8160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912323" draw:opacity="65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507cm" svg:height="1.431cm" svg:x="10.15cm" svg:y="14.382cm" svg:viewBox="0 0 1508 1432" draw:points="629,1406 1508,365 0,0 635,1432">
            <text:p/>
          </draw:polygon>
          <draw:g>
            <draw:g>
              <draw:line draw:style-name="gr2" draw:text-style-name="P2" draw:layer="layout" svg:x1="10.773cm" svg:y1="15.796cm" svg:x2="11.658cm" svg:y2="14.74cm">
                <text:p/>
              </draw:line>
              <draw:line draw:style-name="gr3" draw:text-style-name="P2" draw:layer="layout" svg:x1="10.16cm" svg:y1="14.379cm" svg:x2="10.774cm" svg:y2="15.794cm">
                <text:p/>
              </draw:line>
              <draw:line draw:style-name="gr4" draw:text-style-name="P2" draw:layer="layout" svg:x1="10.16cm" svg:y1="14.379cm" svg:x2="11.658cm" svg:y2="14.738cm">
                <text:p/>
              </draw:line>
              <draw:ellipse draw:style-name="gr5" draw:text-style-name="P3" draw:layer="layout" svg:width="0.138cm" svg:height="0.14cm" draw:transform="skewX (0.028623399732707) rotate (0.875980751575954) translate (10.828cm 14.583cm)">
                <text:p/>
              </draw:ellipse>
              <draw:ellipse draw:style-name="gr6" draw:text-style-name="P3" draw:layer="layout" svg:width="0.144cm" svg:height="0.14cm" draw:transform="skewX (0.0143116998663535) rotate (0.872839158922364) translate (10.377cm 15.094cm)">
                <text:p/>
              </draw:ellipse>
            </draw:g>
            <draw:frame draw:style-name="gr7" draw:text-style-name="P5" draw:layer="layout" svg:width="0.932cm" svg:height="0.63cm" svg:x="9.726cm" svg:y="13.937cm">
              <draw:text-box>
                <text:p text:style-name="P4"><text:span text:style-name="T1">E</text:span></text:p>
              </draw:text-box>
            </draw:frame>
            <draw:frame draw:style-name="gr7" draw:text-style-name="P5" draw:layer="layout" svg:width="0.932cm" svg:height="0.63cm" svg:x="10.285cm" svg:y="15.708cm">
              <draw:text-box>
                <text:p text:style-name="P4"><text:span text:style-name="T1">F</text:span></text:p>
              </draw:text-box>
            </draw:frame>
            <draw:frame draw:style-name="gr7" draw:text-style-name="P5" draw:layer="layout" svg:width="0.932cm" svg:height="0.63cm" svg:x="11.495cm" svg:y="14.309cm">
              <draw:text-box>
                <text:p text:style-name="P4"><text:span text:style-name="T1">D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8156" draw:display-name="Dashed (var) 8156" draw:style="rect" draw:dots1="1" draw:dots1-length="0.003cm" draw:dots2="1" draw:dots2-length="0.003cm" draw:distance="0.003cm"/>
    <draw:stroke-dash draw:name="Dashed_20__28_var_29__20_8157" draw:display-name="Dashed (var) 8157" draw:style="rect" draw:dots1="1" draw:dots1-length="0.003cm" draw:dots2="1" draw:dots2-length="0.003cm" draw:distance="0.003cm"/>
    <draw:stroke-dash draw:name="Dashed_20__28_var_29__20_8158" draw:display-name="Dashed (var) 8158" draw:style="rect" draw:dots1="1" draw:dots1-length="0.003cm" draw:dots2="1" draw:dots2-length="0.003cm" draw:distance="0.003cm"/>
    <draw:stroke-dash draw:name="Dashed_20__28_var_29__20_8159" draw:display-name="Dashed (var) 8159" draw:style="rect" draw:dots1="1" draw:dots1-length="0.003cm" draw:dots2="1" draw:dots2-length="0.003cm" draw:distance="0.003cm"/>
    <draw:stroke-dash draw:name="Dashed_20__28_var_29__20_8160" draw:display-name="Dashed (var) 8160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23:57.944325960</meta:creation-date>
    <dc:date>2018-02-26T13:24:20.353570364</dc:date>
    <meta:editing-duration>PT22S</meta:editing-duration>
    <meta:editing-cycles>1</meta:editing-cycles>
    <meta:document-statistic meta:object-count="12"/>
    <meta:generator>LibreOffice/6.0.0.3$MacOSX_X86_64 LibreOffice_project/64a0f66915f38c6217de274f0aa8e15618924765</meta:generator>
  </office:meta>
</office:document-meta>
</file>